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3 September 24</text:p>
      <text:p text:style-name="P1"/>
      <text:p text:style-name="P1">Philosophy. Of course my Charismatic and Pentecostal friends will think I am in error even thinking about Philosoph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3T21:02:53.29</meta:creation-date>
    <meta:document-statistic meta:table-count="0" meta:image-count="0" meta:object-count="0" meta:page-count="1" meta:paragraph-count="2" meta:word-count="21" meta:character-count="133"/>
    <dc:date>2024-09-23T21:06:28.82</dc:date>
    <meta:editing-duration>PT3M38S</meta:editing-duration>
    <meta:editing-cycles>1</meta:editing-cycles>
    <meta:generator>OpenOffice/4.1.15$Win32 OpenOffice.org_project/4115m2$Build-9813</meta:generator>
  </office:meta>
</office:document-meta>
</file>